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" svg:font-family="Tahoma" style:font-pitch="variable"/>
    <style:font-face style:name="Times" svg:font-family="Times, 'Times New Roman'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6" style:family="paragraph" style:parent-style-name="Standard">
      <style:text-properties style:font-name="Times New Roman" fo:font-size="9pt" fo:font-weight="bold" officeooo:paragraph-rsid="000e047e" style:font-size-asian="9pt" style:font-weight-asian="bold" style:font-name-complex="Times New Roman" style:font-size-complex="9pt" style:font-weight-complex="bold"/>
    </style:style>
    <style:style style:name="P7" style:family="paragraph" style:parent-style-name="Standard">
      <style:text-properties officeooo:paragraph-rsid="000c6b84"/>
    </style:style>
    <style:style style:name="P8" style:family="paragraph" style:parent-style-name="Standard">
      <style:paragraph-properties fo:margin-left="0cm" fo:margin-right="-0.03cm" fo:text-indent="-0.03cm" style:auto-text-indent="false"/>
    </style:style>
    <style:style style:name="P9" style:family="paragraph" style:parent-style-name="Standard">
      <style:paragraph-properties fo:margin-left="0cm" fo:margin-right="-0.03cm" fo:text-indent="-0.03cm" style:auto-text-indent="false">
        <style:tab-stops>
          <style:tab-stop style:position="10.372cm"/>
        </style:tab-stops>
      </style:paragraph-properties>
    </style:style>
    <style:style style:name="P10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P11" style:family="paragraph" style:parent-style-name="Standard">
      <style:paragraph-properties fo:margin-left="0cm" fo:margin-right="0.732cm" fo:text-indent="-0.03cm" style:auto-text-indent="false">
        <style:tab-stops>
          <style:tab-stop style:position="11.192cm"/>
        </style:tab-stops>
      </style:paragraph-properties>
      <style:text-properties officeooo:paragraph-rsid="000ac329"/>
    </style:style>
    <style:style style:name="P12" style:family="paragraph" style:parent-style-name="Standard">
      <style:paragraph-properties fo:margin-left="0cm" fo:margin-right="0.732cm" fo:text-indent="-0.03cm" style:auto-text-indent="false">
        <style:tab-stops>
          <style:tab-stop style:position="0.582cm"/>
        </style:tab-stops>
      </style:paragraph-properties>
      <style:text-properties officeooo:paragraph-rsid="000ac329"/>
    </style:style>
    <style:style style:name="P13" style:family="paragraph" style:parent-style-name="Standard">
      <style:paragraph-properties fo:margin-left="0cm" fo:margin-right="0.03cm" fo:text-indent="-0.03cm" style:auto-text-indent="false">
        <style:tab-stops/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4" style:family="paragraph" style:parent-style-name="Standard">
      <style:paragraph-properties fo:margin-left="0cm" fo:margin-right="0.044cm" fo:text-indent="0cm" style:auto-text-indent="false">
        <style:tab-stops>
          <style:tab-stop style:position="3.043cm" style:type="char" style:char=","/>
          <style:tab-stop style:position="10.425cm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5" style:family="paragraph" style:parent-style-name="Standard">
      <style:paragraph-properties fo:margin-left="0cm" fo:margin-right="0.044cm" fo:text-indent="0cm" style:auto-text-indent="false">
        <style:tab-stops>
          <style:tab-stop style:position="10.398cm"/>
        </style:tab-stops>
      </style:paragraph-properties>
      <style:text-properties style:font-name="Times New Roman" fo:font-size="9pt" fo:font-style="italic" officeooo:paragraph-rsid="000ac329" style:font-size-asian="9pt" style:font-style-asian="italic" style:font-name-complex="Times New Roman" style:font-size-complex="9pt" style:font-style-complex="italic"/>
    </style:style>
    <style:style style:name="P16" style:family="paragraph" style:parent-style-name="Standard">
      <style:paragraph-properties fo:margin-left="0cm" fo:margin-right="0.053cm" fo:text-indent="0cm" style:auto-text-indent="false">
        <style:tab-stops/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Standard">
      <style:paragraph-properties>
        <style:tab-stops>
          <style:tab-stop style:position="11.19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19" style:family="paragraph" style:parent-style-name="Standard">
      <style:text-properties officeooo:rsid="000c6b84" officeooo:paragraph-rsid="000c6b84"/>
    </style:style>
    <style:style style:name="P20" style:family="paragraph" style:parent-style-name="Standard">
      <style:text-properties officeooo:rsid="000e047e" officeooo:paragraph-rsid="000e047e"/>
    </style:style>
    <style:style style:name="P21" style:family="paragraph" style:parent-style-name="Standard">
      <style:paragraph-properties fo:margin-left="0cm" fo:margin-right="0.732cm" fo:text-indent="-0.03cm" style:auto-text-indent="false">
        <style:tab-stops>
          <style:tab-stop style:position="11.192cm"/>
        </style:tab-stops>
      </style:paragraph-properties>
      <style:text-properties style:font-name="Times New Roman" fo:font-weight="bold" officeooo:paragraph-rsid="000ac329" style:font-weight-asian="bold" style:font-name-complex="Times New Roman" style:font-size-complex="12pt" style:font-weight-complex="bold"/>
    </style:style>
    <style:style style:name="P22" style:family="paragraph" style:parent-style-name="Standard">
      <style:paragraph-properties fo:margin-left="0cm" fo:margin-right="0.03cm" fo:text-indent="-0.03cm" style:auto-text-indent="false">
        <style:tab-stops>
          <style:tab-stop style:position="2.99cm" style:type="char" style:char=",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23" style:family="paragraph" style:parent-style-name="Standard">
      <style:paragraph-properties fo:margin-left="0cm" fo:margin-right="-0.044cm" fo:text-indent="-0.03cm" style:auto-text-indent="false">
        <style:tab-stops>
          <style:tab-stop style:position="2.99cm" style:type="char" style:char=",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T1" style:family="text">
      <style:text-properties fo:color="#000000" style:font-name="Times New Roman" fo:font-size="11pt" fo:font-weight="bold" fo:background-color="#ffffff" style:font-size-asian="11pt" style:font-weight-asian="bold" style:font-name-complex="Times New Roman" style:font-size-complex="11pt" style:font-weight-complex="bold"/>
    </style:style>
    <style:style style:name="T2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3" style:family="text"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4" style:family="text">
      <style:text-properties style:font-name="Times New Roman" fo:font-size="10.5pt" fo:font-style="italic" style:font-size-asian="10.5pt" style:font-style-asian="italic" style:font-name-complex="Times New Roman" style:font-size-complex="10.5pt" style:font-style-complex="italic"/>
    </style:style>
    <style:style style:name="T5" style:family="text">
      <style:text-properties style:font-name="Times New Roman" fo:font-size="10.5pt" fo:font-style="italic" fo:font-weight="bold" style:font-size-asian="10.5pt" style:font-style-asian="italic" style:font-weight-asian="bold" style:font-name-complex="Times New Roman" style:font-size-complex="12pt" style:font-style-complex="italic" style:font-weight-complex="bold"/>
    </style:style>
    <style:style style:name="T6" style:family="text">
      <style:text-properties style:font-name="Times New Roman" fo:font-size="10.5pt" fo:font-style="normal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T7" style:family="text">
      <style:text-properties style:font-name="Times New Roman" fo:font-weight="bold" style:font-weight-asian="bold" style:font-name-complex="Times New Roman" style:font-size-complex="12pt" style:font-weight-complex="bold"/>
    </style:style>
    <style:style style:name="T8" style:family="text"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T9" style:family="text">
      <style:text-properties style:font-name="Times New Roman" fo:font-size="9pt" fo:font-style="italic" style:font-size-asian="9pt" style:font-style-asian="italic" style:font-name-complex="Times New Roman" style:font-size-complex="11pt" style:font-style-complex="italic"/>
    </style:style>
    <style:style style:name="T10" style:family="text">
      <style:text-properties style:font-name="Times New Roman" fo:font-size="10pt" fo:font-style="italic" style:font-size-asian="10pt" style:font-style-asian="italic" style:font-name-complex="Times New Roman" style:font-style-complex="italic"/>
    </style:style>
    <style:style style:name="T11" style:family="text">
      <style:text-properties style:font-name="Times" fo:font-size="9pt" fo:font-weight="bold" style:font-size-asian="9pt" style:font-weight-asian="bold" style:font-name-complex="Times" style:font-weight-complex="bold"/>
    </style:style>
    <style:style style:name="T12" style:family="text">
      <style:text-properties style:font-name="Times" fo:font-size="10.5pt" fo:font-style="normal" fo:font-weight="bold" style:font-size-asian="10.5pt" style:font-style-asian="normal" style:font-weight-asian="bold" style:font-name-complex="Times" style:font-size-complex="10.5pt" style:font-style-complex="normal" style:font-weight-complex="bold"/>
    </style:style>
    <style:style style:name="T13" style:family="text">
      <style:text-properties officeooo:rsid="000c6b84"/>
    </style:style>
    <style:style style:name="T14" style:family="text">
      <style:text-properties officeooo:rsid="00105f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<text:s/></text:span><text:span text:style-name="T2"><text:s text:c="7"/></text:span><text:span text:style-name="T3"><text:s text:c="24"/></text:span><text:span text:style-name="T2"><text:s text:c="2"/><text:tab/><text:tab/> <text:s text:c="9"/></text:span><text:span text:style-name="T7">CABINET DE RHUMATOLOGIE</text:span></text:p>
      <text:p text:style-name="Standard"><text:span text:style-name="T7"><text:tab/><text:tab/><text:tab/><text:tab/> <text:s text:c="12"/></text:span><text:span text:style-name="T2">TRAUMATOLOGIE SPORTIVE</text:span></text:p>
      <text:p text:style-name="P1"><text:span text:style-name="T7"><text:s text:c="3"/></text:span><text:span text:style-name="T7">34 bis, Rue Gambetta - 78800 HOUILLES</text:span></text:p>
      <text:p text:style-name="P2">Tel <text:s/>: 01 39 68 39 28 </text:p>
      <text:p text:style-name="P3"/>
      <text:p text:style-name="P5"/>
      <text:p text:style-name="P4"/>
      <text:p text:style-name="P18"><text:s text:c="3"/>Docteur Stéphanie ARRESTIER<text:tab/><text:tab/> <text:s text:c="4"/>Docteur Pascal CHASPOUX</text:p>
      <text:p text:style-name="P21"><text:s text:c="16"/>Rhumatologue<text:tab/><text:tab/> <text:s text:c="16"/>Rhumatologue</text:p>
      <text:p text:style-name="P11"><text:span text:style-name="T5"><text:s text:c="15"/></text:span><text:span text:style-name="T4"><text:s/></text:span><text:span text:style-name="T8"><text:s text:c="17"/>---<text:tab/> <text:s text:c="35"/>---<text:tab/></text:span></text:p>
      <text:p text:style-name="P16"><text:tab/> <text:s/>Diplômée de Rhumatologie<text:tab/><text:tab/><text:tab/><text:tab/><text:tab/><text:tab/><text:tab/> <text:s text:c="6"/>Lauréat de la Faculté</text:p>
      <text:p text:style-name="P13"><text:tab/> <text:s text:c="11"/><text:tab/>Attachée des Hôpitaux de Paris <text:tab/><text:tab/> <text:s text:c="23"/><text:tab/><text:tab/> <text:s text:c="17"/>Diplômé de Rhumatologie</text:p>
      <text:p text:style-name="P22"><text:s text:c="6"/><text:tab/> <text:s text:c="11"/>Ancien chef de Clinique <text:tab/><text:tab/><text:tab/> <text:s text:c="63"/>Traumatologie du Sport<text:tab/></text:p>
      <text:p text:style-name="P22"><text:s text:c="13"/>Assistant des Hôpitaux de Paris<text:tab/> <text:s text:c="72"/>Membre de <text:s/>la Société Française</text:p>
      <text:p text:style-name="P23"><text:s text:c="15"/><text:tab/> <text:s text:c="18"/>--- <text:s text:c="115"/>de Traumatologie du Sport</text:p>
      <text:p text:style-name="P14"><text:s text:c="26"/>78 1 15552 8<text:tab/><text:tab/><text:tab/> <text:s text:c="19"/>---</text:p>
      <text:p text:style-name="P15"><text:s text:c="18"/>RPPS <text:s/>10001606911 <text:s text:c="3"/><text:tab/><text:tab/><text:tab/> <text:s text:c="11"/>78 1 102108</text:p>
      <text:p text:style-name="P15"><text:s text:c="33"/>--- <text:tab/><text:tab/> <text:s text:c="20"/>RPPS <text:s/>10000787209</text:p>
      <text:p text:style-name="P12"><text:span text:style-name="T12"><text:s text:c="14"/></text:span><text:span text:style-name="T6"><text:s/>sarrestier@scm34.fr <text:s text:c="2"/></text:span><text:span text:style-name="T8"><text:s text:c="71"/></text:span><text:span text:style-name="T9"><text:s text:c="38"/>---</text:span></text:p>
      <text:p text:style-name="P9"><text:span text:style-name="T10"><text:s/></text:span><text:span text:style-name="T3"><text:s text:c="88"/><text:tab/><text:tab/> <text:s text:c="16"/>pchaspoux@scm34.fr <text:s text:c="6"/></text:span><text:span text:style-name="T11"><text:s text:c="3"/></text:span></text:p>
      <text:p text:style-name="P8"/>
      <text:p text:style-name="P8"/>
      <text:p text:style-name="P8"/>
      <text:p text:style-name="P8"/>
      <text:p text:style-name="P8"/>
      <text:p text:style-name="P7">Cher Confrère/ Consœur/Ami</text:p>
      <text:p text:style-name="P7"/>
      <text:p text:style-name="P7"/>
      <text:p text:style-name="P7">J'ai vu avec plaisir en consultation Mr/Mme <text:span text:style-name="T13">{company_name}</text:span>, <text:span text:style-name="T13">né(e) le </text:span><text:span text:style-name="T14">{company_idprof3}</text:span>, pour <text:span text:style-name="T13">le motif suivant :</text:span></text:p>
      <text:p text:style-name="P7"><text:span text:style-name="T13">{diagnostique lésionnel}</text:span>.</text:p>
      <text:p text:style-name="P7"/>
      <text:p text:style-name="P7">Le<text:span text:style-name="T13">s</text:span> bilan<text:span text:style-name="T13">s suivants mettent en évidence, </text:span></text:p>
      <text:p text:style-name="P19"/>
      <text:p text:style-name="P19">Bilan radio :</text:p>
      <text:p text:style-name="P19">{examautre_conclusion}</text:p>
      <text:p text:style-name="P19"/>
      <text:p text:style-name="P7">Bilan biologique :</text:p>
      <text:p text:style-name="P19">{examautre_conclusion}</text:p>
      <text:p text:style-name="P7"/>
      <text:p text:style-name="P19">Le traitement qui lui a été prescrit est le suivant :</text:p>
      <text:p text:style-name="P7">{<text:span text:style-name="T13">cons_traitement}</text:span></text:p>
      <text:p text:style-name="P7"/>
      <text:p text:style-name="P7"/>
      <text:p text:style-name="P7"><text:span text:style-name="T13">Je vous remercie pour votre confiance, et ne manquerais pas de vous tenir au courant de </text:span>l'évolution.</text:p>
      <text:p text:style-name="P7"/>
      <text:p text:style-name="P7">Confraternellement,</text:p>
      <text:p text:style-name="P7"/>
      <text:p text:style-name="P7"/>
      <text:p text:style-name="P20">{myuser_firstname} {myuser_lastname}</text:p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Fax : 01 39 15 26 46</text:p>
      <text:p text:style-name="P10">Membres d'une Association agréée, règlement par chèque accepté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" svg:font-family="Tahoma" style:font-pitch="variable"/>
    <style:font-face style:name="Times" svg:font-family="Times, 'Times New Roman'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New York" fo:font-size="12pt" fo:language="fr" fo:country="FR" style:font-name-asian="Times New Roman" style:font-size-asian="12pt" style:language-asian="zh" style:country-asian="CN" style:font-name-complex="New York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épertoire" style:family="paragraph" style:parent-style-name="Standard">
      <style:paragraph-properties text:number-lines="false" text:line-number="0"/>
      <style:text-properties style:font-name-complex="Tahoma"/>
    </style:style>
    <style:style style:name="Absatz-Standardschriftart" style:family="text"/>
    <style:style style:name="Police_20_par_20_défaut" style:display-name="Police par défau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55cm" fo:page-height="29.633cm" style:num-format="1" style:print-orientation="portrait" fo:margin-top="0.926cm" fo:margin-bottom="0.504cm" fo:margin-left="1.524cm" fo:margin-right="1.48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IS PC</dc:title>
    <dc:subject>Maquette</dc:subject>
    <meta:initial-creator>WORD5.1</meta:initial-creator>
    <meta:creation-date>2011-04-20T07:38:00</meta:creation-date>
    <dc:creator>Laurent Destailleur</dc:creator>
    <dc:date>2011-05-04T23:49:44</dc:date>
    <meta:print-date>2011-04-21T16:49:00</meta:print-date>
    <meta:editing-cycles>6</meta:editing-cycles>
    <meta:editing-duration>PT00H25M28S</meta:editing-duration>
    <meta:generator>OpenOffice.org/3.2$Linux OpenOffice.org_project/320m19$Build-9505</meta:generator>
    <meta:document-statistic meta:table-count="0" meta:image-count="0" meta:object-count="0" meta:page-count="1" meta:paragraph-count="32" meta:word-count="164" meta:character-count="2081"/>
    <meta:user-defined meta:name="Info 1"/>
    <meta:user-defined meta:name="Info 2"/>
    <meta:user-defined meta:name="Info 3"/>
    <meta:user-defined meta:name="Info 4"/>
  </office:meta>
</office:document-meta>
</file>